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5" style:family="table-cell" style:parent-style-name="Default" style:data-style-name="N0">
      <style:table-cell-properties fo:background-color="transparent"/>
      <style:text-properties style:font-name="Tahoma" style:font-name-asian="Tahoma" style:font-name-complex="Tahoma" style:font-family-generic="swiss"/>
    </style:style>
    <style:style style:name="ce6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/>
      <style:text-properties style:font-name="Tahoma" style:font-name-asian="Tahoma" style:font-name-complex="Tahoma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4" style:family="table-cell" style:parent-style-name="Default" style:data-style-name="N0"/>
    <style:style style:name="ce15" style:family="table-cell" style:parent-style-name="Default" style:data-style-name="N37">
      <style:text-properties style:font-name="Tahoma" style:font-name-asian="Tahoma" style:font-name-complex="Tahoma" style:font-family-generic="swis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3333" style:font-name="Tahoma" style:font-name-asian="Tahoma" style:font-name-complex="Tahoma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3333" style:font-name="Tahoma" style:font-name-asian="Tahoma" style:font-name-complex="Tahoma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FF3333" style:font-name="Tahoma" style:font-name-asian="Tahoma" style:font-name-complex="Tahoma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ext-properties style:text-underline-style="solid" style:text-underline-type="single"/>
    </style:style>
    <style:style style:name="ce23" style:family="table-cell" style:parent-style-name="Default" style:data-style-name="N36">
      <style:text-properties style:font-name="Tahoma" style:font-name-asian="Tahoma" style:font-name-complex="Tahoma" style:text-underline-style="solid" style:text-underline-type="single" style:font-family-generic="swiss"/>
    </style:style>
    <style:style style:name="ce24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text-underline-style="solid" style:text-underline-type="single" style:font-family-generic="swiss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27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2.06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11.985625cm"/>
    </style:style>
    <style:style style:name="co8" style:family="table-column">
      <style:table-column-properties fo:break-before="auto" style:column-width="4.180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7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6" table:default-cell-style-name="ce1"/>
        <table:table-column table:style-name="co9" table:number-columns-repeated="16370" table:default-cell-style-name="ce1"/>
        <table:table-row table:style-name="ro1">
          <table:table-cell office:value-type="string" table:number-columns-spanned="6" table:number-rows-spanned="1" table:style-name="ce17">
            <text:p>Estória de Usuário: CH:4 ID:23 - Contato Profissional/Cliente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9">
            <text:p>Atualizar diagrama de classes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2T00:00:00" table:style-name="ce6">
            <text:p>22/04/2016</text:p>
          </table:table-cell>
          <table:table-cell office:value-type="date" office:date-value="2016-04-22T00:00:00" table:style-name="ce6">
            <text:p>22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Implementar classe ContatoBean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2 horas</text:p>
          </table:table-cell>
          <table:table-cell office:value-type="date" office:date-value="2016-04-22T00:00:00" table:style-name="ce6">
            <text:p>22/04/2016</text:p>
          </table:table-cell>
          <table:table-cell office:value-type="date" office:date-value="2016-04-22T00:00:00" table:style-name="ce6">
            <text:p>22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Implementar interface Mensagens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3T00:00:00" table:style-name="ce6">
            <text:p>23/04/2016</text:p>
          </table:table-cell>
          <table:table-cell office:value-type="date" office:date-value="2016-04-23T00:00:00" table:style-name="ce6">
            <text:p>23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5">
            <text:p>Implementar interface Contatar Cliente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4T00:00:00" table:style-name="ce6">
            <text:p>24/04/2016</text:p>
          </table:table-cell>
          <table:table-cell office:value-type="date" office:date-value="2016-04-24T00:00:00" table:style-name="ce6">
            <text:p>24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5">
            <text:p>Realizar os testes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5T00:00:00" table:style-name="ce11">
            <text:p>25/4/16</text:p>
          </table:table-cell>
          <table:table-cell office:value-type="date" office:date-value="2016-04-25T00:00:00" table:style-name="ce11">
            <text:p>25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5">
            <text:p>Realizar integração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6T00:00:00" table:style-name="ce11">
            <text:p>26/4/16</text:p>
          </table:table-cell>
          <table:table-cell office:value-type="date" office:date-value="2016-04-24T00:00:00" table:style-name="ce11">
            <text:p>24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4"/>
          <table:table-cell table:style-name="ce5"/>
          <table:table-cell table:number-columns-repeated="2" table:style-name="ce2"/>
          <table:table-cell table:number-columns-repeated="2" table:style-name="ce7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17">
            <text:p>Estória de Usuário: CH:1 ID:4 – Estudar Login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8">
            <text:p>Data início</text:p>
          </table:table-cell>
          <table:table-cell office:value-type="string" table:style-name="ce8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5">
            <text:p>Estudar como implementar Login</text:p>
          </table:table-cell>
          <table:table-cell office:value-type="string" table:style-name="ce4">
            <text:p>IGOR e BRUNO</text:p>
          </table:table-cell>
          <table:table-cell office:value-type="string" table:style-name="ce4">
            <text:p>6 horas</text:p>
          </table:table-cell>
          <table:table-cell office:value-type="date" office:date-value="2016-04-22T00:00:00" table:style-name="ce11">
            <text:p>22/4/16</text:p>
          </table:table-cell>
          <table:table-cell office:value-type="date" office:date-value="2016-04-24T00:00:00" table:style-name="ce11">
            <text:p>24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5">
            <text:p>Apresentar aos colegas</text:p>
          </table:table-cell>
          <table:table-cell office:value-type="string" table:style-name="ce4">
            <text:p>IGOR e BRUNO</text:p>
          </table:table-cell>
          <table:table-cell office:value-type="string" table:style-name="ce4">
            <text:p>1 hora</text:p>
          </table:table-cell>
          <table:table-cell office:value-type="date" office:date-value="2016-04-25T00:00:00" table:style-name="ce11">
            <text:p>25/4/16</text:p>
          </table:table-cell>
          <table:table-cell office:value-type="date" office:date-value="2016-04-25T00:00:00" table:style-name="ce11">
            <text:p>25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4"/>
          <table:table-cell table:style-name="ce5"/>
          <table:table-cell table:number-columns-repeated="2" table:style-name="ce2"/>
          <table:table-cell table:number-columns-repeated="2" table:style-name="ce7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17">
            <text:p>Estória de Usuário: CH:1 ID:5 – Login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8">
            <text:p>Data início</text:p>
          </table:table-cell>
          <table:table-cell office:value-type="string" table:style-name="ce8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9" table:style-name="ce4">
            <text:p>9</text:p>
          </table:table-cell>
          <table:table-cell table:style-name="ce5"/>
          <table:table-cell office:value-type="string" table:style-name="ce4">
            <text:p>IGOR e BRUNO</text:p>
          </table:table-cell>
          <table:table-cell table:style-name="ce2"/>
          <table:table-cell table:number-columns-repeated="2" table:style-name="ce7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17">
            <text:p>Estória de Usuário: CH:2 ID:11 – Filtrar Profissional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0" table:style-name="ce4">
            <text:p>10</text:p>
          </table:table-cell>
          <table:table-cell table:style-name="ce2"/>
          <table:table-cell office:value-type="string" table:style-name="ce4">
            <text:p>CAUÊ</text:p>
          </table:table-cell>
          <table:table-cell table:number-columns-repeated="11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18">
            <text:p>Estória de <text:s/>Usuário: CH:2 ID:14 – Mural de Serviços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9">
            <text:p>Incrementar Diagrama de Classes</text:p>
          </table:table-cell>
          <table:table-cell office:value-type="string" table:style-name="ce10">
            <text:p>MATHEUS</text:p>
          </table:table-cell>
          <table:table-cell office:value-type="string" table:style-name="ce11">
            <text:p>1 hora</text:p>
          </table:table-cell>
          <table:table-cell office:value-type="date" office:date-value="2016-04-22T00:00:00" table:style-name="ce6">
            <text:p>22/04/2016</text:p>
          </table:table-cell>
          <table:table-cell office:value-type="date" office:date-value="2016-04-25T00:00:00" table:style-name="ce6">
            <text:p>25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2">
            <text:p>Criar tela de publicação do cliente</text:p>
          </table:table-cell>
          <table:table-cell office:value-type="string" table:style-name="ce10">
            <text:p>MATHEUS</text:p>
          </table:table-cell>
          <table:table-cell office:value-type="string" table:style-name="ce11">
            <text:p>1 hora</text:p>
          </table:table-cell>
          <table:table-cell office:value-type="date" office:date-value="2016-04-23T00:00:00" table:style-name="ce6">
            <text:p>23/04/2016</text:p>
          </table:table-cell>
          <table:table-cell office:value-type="date" office:date-value="2016-04-25T00:00:00" table:style-name="ce6">
            <text:p>25/04/2016</text:p>
          </table:table-cell>
          <table:table-cell office:value-type="string" table:style-name="ce2">
            <text:p>Com assunto, cliente, descrição e categoria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2">
            <text:p>Criar classe MuralDeServicos</text:p>
          </table:table-cell>
          <table:table-cell office:value-type="string" table:style-name="ce10">
            <text:p>MATHEUS</text:p>
          </table:table-cell>
          <table:table-cell office:value-type="string" table:style-name="ce11">
            <text:p>2 horas</text:p>
          </table:table-cell>
          <table:table-cell office:value-type="date" office:date-value="2016-04-25T00:00:00" table:style-name="ce6">
            <text:p>25/04/2016</text:p>
          </table:table-cell>
          <table:table-cell office:value-type="date" office:date-value="2016-04-26T00:00:00" table:style-name="ce6">
            <text:p>26/04/2016</text:p>
          </table:table-cell>
          <table:table-cell office:value-type="string" table:style-name="ce2">
            <text:p>Com mapeamentos necessários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2">
            <text:p>Criar classe MuralDeServicosBean</text:p>
          </table:table-cell>
          <table:table-cell office:value-type="string" table:style-name="ce10">
            <text:p>MATHEUS</text:p>
          </table:table-cell>
          <table:table-cell office:value-type="string" table:style-name="ce11">
            <text:p>2 horas</text:p>
          </table:table-cell>
          <table:table-cell office:value-type="date" office:date-value="2016-04-26T00:00:00" table:style-name="ce6">
            <text:p>26/04/2016</text:p>
          </table:table-cell>
          <table:table-cell office:value-type="date" office:date-value="2016-04-27T00:00:00" table:style-name="ce6">
            <text:p>27/04/2016</text:p>
          </table:table-cell>
          <table:table-cell office:value-type="string" table:style-name="ce2">
            <text:p>Com métodos necessários (publicarNoMural())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2">
            <text:p>Criar classe MuralDeServicosDAO</text:p>
          </table:table-cell>
          <table:table-cell office:value-type="string" table:style-name="ce10">
            <text:p>MATHEUS</text:p>
          </table:table-cell>
          <table:table-cell office:value-type="string" table:style-name="ce11">
            <text:p>2 horas</text:p>
          </table:table-cell>
          <table:table-cell office:value-type="date" office:date-value="2016-04-27T00:00:00" table:style-name="ce6">
            <text:p>27/04/2016</text:p>
          </table:table-cell>
          <table:table-cell office:value-type="date" office:date-value="2016-04-28T00:00:00" table:style-name="ce6">
            <text:p>28/04/2016</text:p>
          </table:table-cell>
          <table:table-cell office:value-type="string" table:style-name="ce2">
            <text:p>Com métodos necessários (publicarNoMural())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2">
            <text:p>Criar tabela BD mural-de-servicos</text:p>
          </table:table-cell>
          <table:table-cell office:value-type="string" table:style-name="ce10">
            <text:p>MATHEUS</text:p>
          </table:table-cell>
          <table:table-cell office:value-type="string" table:style-name="ce11">
            <text:p>2 horas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9T00:00:00" table:style-name="ce6">
            <text:p>29/04/2016</text:p>
          </table:table-cell>
          <table:table-cell office:value-type="string" table:style-name="ce2">
            <text:p>Com colunas de acordo com o modelo MuralDeServicosBean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2">
            <text:p>Implementar funcionalidade buscarPublicacao no ProfissionalBean</text:p>
          </table:table-cell>
          <table:table-cell office:value-type="string" table:style-name="ce10">
            <text:p>MATHEUS</text:p>
          </table:table-cell>
          <table:table-cell office:value-type="string" table:style-name="ce11">
            <text:p>1 hora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9T00:00:00" table:style-name="ce6">
            <text:p>29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2">
            <text:p>Implementar funcionalidade buscarPublicacao no ProfissionalDAO</text:p>
          </table:table-cell>
          <table:table-cell office:value-type="string" table:style-name="ce10">
            <text:p>MATHEUS</text:p>
          </table:table-cell>
          <table:table-cell office:value-type="string" table:style-name="ce11">
            <text:p>1 hora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9T00:00:00" table:style-name="ce6">
            <text:p>29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2">
            <text:p>Criar tela Mural de Serviços</text:p>
          </table:table-cell>
          <table:table-cell office:value-type="string" table:style-name="ce10">
            <text:p>MATHEUS</text:p>
          </table:table-cell>
          <table:table-cell office:value-type="string" table:style-name="ce11">
            <text:p>1 hora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9T00:00:00" table:style-name="ce6">
            <text:p>29/04/2016</text:p>
          </table:table-cell>
          <table:table-cell office:value-type="string" table:style-name="ce2">
            <text:p>Aparecendo cliente, assunto, descriçao e botão para contatar cliente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2">
            <text:p>Realizar testes</text:p>
          </table:table-cell>
          <table:table-cell office:value-type="string" table:style-name="ce10">
            <text:p>MATHEUS</text:p>
          </table:table-cell>
          <table:table-cell office:value-type="string" table:style-name="ce11">
            <text:p>1 hora</text:p>
          </table:table-cell>
          <table:table-cell office:value-type="date" office:date-value="2016-04-30T00:00:00" table:style-name="ce11">
            <text:p>30/4/16</text:p>
          </table:table-cell>
          <table:table-cell office:value-type="date" office:date-value="2016-04-01T00:00:00" table:style-name="ce6">
            <text:p>01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2">
            <text:p>Realizar integração</text:p>
          </table:table-cell>
          <table:table-cell office:value-type="string" table:style-name="ce10">
            <text:p>MATHEUS</text:p>
          </table:table-cell>
          <table:table-cell office:value-type="string" table:style-name="ce11">
            <text:p>1 hora</text:p>
          </table:table-cell>
          <table:table-cell office:value-type="date" office:date-value="2016-04-30T00:00:00" table:style-name="ce24">
            <text:p>30/4/16</text:p>
          </table:table-cell>
          <table:table-cell office:value-type="date" office:date-value="2016-04-01T00:00:00" table:style-name="ce6">
            <text:p>01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number-columns-repeated="2" table:style-name="ce2"/>
          <table:table-cell table:style-name="ce10"/>
          <table:table-cell table:style-name="ce11"/>
          <table:table-cell table:style-name="ce23"/>
          <table:table-cell table:number-columns-repeated="9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19">
            <text:p>Estória de <text:s/>Usuário: CH:4 ID:26 – Localizar Usuário (Cliente)</text:p>
          </table:table-cell>
          <table:covered-table-cell table:number-columns-repeated="5"/>
          <table:table-cell table:number-columns-repeated="8" table:style-name="ce12"/>
          <table:table-cell table:number-columns-repeated="16370" table:style-name="ce13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20">
            <text:p>Fazer um link na pagina de localização de profiissionais para a funcionalidade mapa</text:p>
          </table:table-cell>
          <table:table-cell office:value-type="string" table:style-name="ce4">
            <text:p>IGOR</text:p>
          </table:table-cell>
          <table:table-cell table:number-columns-repeated="3" table:style-name="ce4"/>
          <table:table-cell office:value-type="string" table:style-name="ce4">
            <text:p>ao lado de cada profissional vai ter um botão localizar no mapa</text:p>
          </table:table-cell>
          <table:table-cell table:style-name="ce4"/>
          <table:table-cell table:number-columns-repeated="6" table:style-name="ce2"/>
          <table:table-cell table:number-columns-repeated="16370" table:style-name="ce14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5">
            <text:p>Criar pagina que mostrará mapa de localização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5">
            <text:p>criar pasta javascript de integração com a api google maps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5">
            <text:p>Implementar a logica da localização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5"/>
          <table:table-cell office:value-type="string" table:style-name="ce2">
            <text:p>na pagina comparar localização do cliente comparando os CEPs e mostrando a rota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5">
            <text:p>Integrar o front end para a vizualização do mapa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18">
            <text:p>Estória de <text:s/>Usuário: CH:7 ID:32 – Contato Cliente/Profissional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7" table:style-name="ce4">
            <text:p>27</text:p>
          </table:table-cell>
          <table:table-cell table:style-name="ce5"/>
          <table:table-cell office:value-type="string" table:style-name="ce4">
            <text:p>CAUÊ</text:p>
          </table:table-cell>
          <table:table-cell table:style-name="ce2"/>
          <table:table-cell table:number-columns-repeated="2" table:style-name="ce1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18">
            <text:p>Estória de <text:s/>Usuário: CH:7 ID:33 – Melhorar Navegação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5">
            <text:p>Criar botões de voltar na tela</text:p>
          </table:table-cell>
          <table:table-cell office:value-type="string" table:style-name="ce4">
            <text:p>SAMUEL</text:p>
          </table:table-cell>
          <table:table-cell office:value-type="string" table:style-name="ce4">
            <text:p>1 hora</text:p>
          </table:table-cell>
          <table:table-cell office:value-type="date" office:date-value="2016-04-22T00:00:00" table:style-name="ce26">
            <text:p>22/4/2016</text:p>
          </table:table-cell>
          <table:table-cell office:value-type="date" office:date-value="2016-04-23T00:00:00" table:style-name="ce26">
            <text:p>23/4/2016</text:p>
          </table:table-cell>
          <table:table-cell table:number-columns-repeated="8" table:style-name="ce2"/>
          <table:table-cell table:number-columns-repeated="16370"/>
        </table:table-row>
        <table:table-row table:number-rows-repeated="2" table:style-name="ro1">
          <table:table-cell table:style-name="ce4"/>
          <table:table-cell table:style-name="ce5"/>
          <table:table-cell table:style-name="ce4"/>
          <table:table-cell table:style-name="ce2"/>
          <table:table-cell table:number-columns-repeated="2" table:style-name="ce1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18">
            <text:p>Estória de <text:s/>Usuário: CH:7 ID:34 – Problemas de Cache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9" table:style-name="ce16">
            <text:p>29</text:p>
          </table:table-cell>
          <table:table-cell office:value-type="string" table:style-name="ce1">
            <text:p>Reiniciar o objeto</text:p>
          </table:table-cell>
          <table:table-cell office:value-type="string" table:style-name="ce25">
            <text:p>SAMUEL</text:p>
          </table:table-cell>
          <table:table-cell office:value-type="string" table:style-name="ce16">
            <text:p>1 hora</text:p>
          </table:table-cell>
          <table:table-cell table:style-name="ce1"/>
          <table:table-cell table:style-name="ce16"/>
          <table:table-cell office:value-type="string" table:style-name="ce21">
            <text:p>(CONCLUÍDO)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6" table:number-rows-spanned="1" table:style-name="ce18">
            <text:p>Estória de <text:s/>Usuário: CH:7 ID:34 – Problemas de Validações Beans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0" table:style-name="ce16">
            <text:p>30</text:p>
          </table:table-cell>
          <table:table-cell office:value-type="string" table:style-name="ce1">
            <text:p>Estudar validation bean</text:p>
          </table:table-cell>
          <table:table-cell office:value-type="string" table:style-name="ce16">
            <text:p>SAMUEL</text:p>
          </table:table-cell>
          <table:table-cell office:value-type="string" table:style-name="ce16">
            <text:p>1 hora</text:p>
          </table:table-cell>
          <table:table-cell office:value-type="date" office:date-value="2016-04-22T00:00:00" table:style-name="ce27">
            <text:p>22/04/2016</text:p>
          </table:table-cell>
          <table:table-cell office:value-type="date" office:date-value="2016-04-25T00:00:00" table:style-name="ce27">
            <text:p>25/04/2016</text:p>
          </table:table-cell>
          <table:table-cell office:value-type="string" table:style-name="ce9">
            <text:p>Fazer validações do lado do servidor</text:p>
          </table:table-cell>
          <table:table-cell table:number-columns-repeated="16377" table:style-name="ce1"/>
        </table:table-row>
        <table:table-row table:style-name="ro1">
          <table:table-cell office:value-type="float" office:value="31" table:style-name="ce16">
            <text:p>31</text:p>
          </table:table-cell>
          <table:table-cell office:value-type="string" table:style-name="ce1">
            <text:p>Verificar campos sem validation</text:p>
          </table:table-cell>
          <table:table-cell office:value-type="string" table:style-name="ce16">
            <text:p>SAMUEL</text:p>
          </table:table-cell>
          <table:table-cell office:value-type="string" table:style-name="ce16">
            <text:p>2 horas</text:p>
          </table:table-cell>
          <table:table-cell office:value-type="date" office:date-value="2016-04-22T00:00:00" table:style-name="ce27">
            <text:p>22/04/2016</text:p>
          </table:table-cell>
          <table:table-cell office:value-type="date" office:date-value="2016-04-25T00:00:00" table:style-name="ce27">
            <text:p>25/04/2016</text:p>
          </table:table-cell>
          <table:table-cell table:number-columns-repeated="16378" table:style-name="ce1"/>
        </table:table-row>
        <table:table-row table:style-name="ro1">
          <table:table-cell office:value-type="float" office:value="32" table:style-name="ce16">
            <text:p>32</text:p>
          </table:table-cell>
          <table:table-cell office:value-type="string" table:style-name="ce1">
            <text:p>Inserir validação</text:p>
          </table:table-cell>
          <table:table-cell office:value-type="string" table:style-name="ce16">
            <text:p>SAMUEL</text:p>
          </table:table-cell>
          <table:table-cell office:value-type="string" table:style-name="ce16">
            <text:p>2 horas</text:p>
          </table:table-cell>
          <table:table-cell office:value-type="date" office:date-value="2016-04-22T00:00:00" table:style-name="ce27">
            <text:p>22/04/2016</text:p>
          </table:table-cell>
          <table:table-cell office:value-type="date" office:date-value="2016-04-25T00:00:00" table:style-name="ce27">
            <text:p>25/04/2016</text:p>
          </table:table-cell>
          <table:table-cell table:style-name="ce22"/>
          <table:table-cell table:number-columns-repeated="16377" table:style-name="ce1"/>
        </table:table-row>
        <table:table-row table:style-name="ro1">
          <table:table-cell office:value-type="float" office:value="33" table:style-name="ce16">
            <text:p>33</text:p>
          </table:table-cell>
          <table:table-cell office:value-type="string" table:style-name="ce1">
            <text:p>Realizar os testes</text:p>
          </table:table-cell>
          <table:table-cell office:value-type="string" table:style-name="ce16">
            <text:p>SAMUEL</text:p>
          </table:table-cell>
          <table:table-cell office:value-type="string" table:style-name="ce16">
            <text:p>1 hora</text:p>
          </table:table-cell>
          <table:table-cell office:value-type="date" office:date-value="2016-04-22T00:00:00" table:style-name="ce27">
            <text:p>22/04/2016</text:p>
          </table:table-cell>
          <table:table-cell office:value-type="date" office:date-value="2016-04-25T00:00:00" table:style-name="ce27">
            <text:p>25/04/2016</text:p>
          </table:table-cell>
          <table:table-cell table:number-columns-repeated="16378" table:style-name="ce1"/>
        </table:table-row>
        <table:table-row table:style-name="ro1">
          <table:table-cell office:value-type="float" office:value="34" table:style-name="ce16">
            <text:p>34</text:p>
          </table:table-cell>
          <table:table-cell office:value-type="string" table:style-name="ce1">
            <text:p>Realiar integração</text:p>
          </table:table-cell>
          <table:table-cell office:value-type="string" table:style-name="ce16">
            <text:p>SAMUEL</text:p>
          </table:table-cell>
          <table:table-cell office:value-type="string" table:style-name="ce16">
            <text:p>1 hora</text:p>
          </table:table-cell>
          <table:table-cell office:value-type="date" office:date-value="2016-04-22T00:00:00" table:style-name="ce27">
            <text:p>22/04/2016</text:p>
          </table:table-cell>
          <table:table-cell office:value-type="date" office:date-value="2016-04-25T00:00:00" table:style-name="ce27">
            <text:p>25/04/2016</text:p>
          </table:table-cell>
          <table:table-cell table:number-columns-repeated="1637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table:style-name="ce14"/>
          <table:table-cell table:number-columns-repeated="16382" table:style-name="ce1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/>
    </number:date-style>
    <number:date-style style:name="N37" number:language="pt" number:country="BR">
      <number:day/>
      <number:text>/</number:text>
      <number:month/>
      <number:text>/</number:text>
      <number:year number:style="long"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6-04-12T10:29:23Z</meta:creation-date>
    <dc:date>2016-04-18T12:16:22Z</dc:date>
    <meta:editing-cycles>2</meta:editing-cycles>
    <meta:editing-duration>PT1417S</meta:editing-duration>
    <meta:user-defined meta:name="WorkbookGuid">b709453d-1993-4f45-8ef0-a088491a2d28</meta:user-defined>
  </office:meta>
</office:document-meta>
</file>